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F80000063CF9ABCCF773865D2C.jpg" manifest:media-type="image/jpe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268D25BB2BDAC5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1.356cm" fo:min-width="1.3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color="#ff0000" fo:font-size="36pt" fo:font-weight="bold" style:font-size-asian="36pt" style:font-weight-asian="bold" style:font-size-complex="36pt" style:font-weight-complex="bold"/>
    </style:style>
    <style:style style:name="P4" style:family="paragraph">
      <style:text-properties style:font-name="Arial" fo:font-size="32pt" fo:font-weight="bold" style:font-size-asian="24pt" style:font-size-complex="24pt"/>
    </style:style>
    <style:style style:name="P5" style:family="paragraph">
      <loext:graphic-properties draw:fill="none" draw:fill-color="#ffffff"/>
      <style:text-properties style:font-name="Arial" fo:font-size="32pt" fo:font-weight="bold" style:font-size-asian="24pt" style:font-size-complex="24pt"/>
    </style:style>
    <style:style style:name="P6" style:family="paragraph">
      <loext:graphic-properties draw:fill-color="#ffffff"/>
      <style:text-properties fo:font-size="19.7999992370605pt"/>
    </style:style>
    <style:style style:name="T1" style:family="text">
      <style:text-properties fo:color="#ff0000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draw:style-name="gr1" draw:text-style-name="P1" draw:layer="layout" svg:width="33.329cm" svg:height="13.011cm" svg:x="0.092cm" svg:y="4.077cm">
          <draw:image xlink:href="Pictures/1000000000000FF80000063CF9ABCCF773865D2C.jpg" xlink:type="simple" xlink:show="embed" xlink:actuate="onLoad" loext:mime-type="image/jpeg">
            <text:p/>
          </draw:image>
        </draw:frame>
        <draw:custom-shape draw:style-name="gr2" draw:text-style-name="P3" xml:id="id1" draw:id="id1" draw:layer="layout" svg:width="2.2cm" svg:height="2.2cm" svg:x="0.8cm" svg:y="5.8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cm" svg:height="2.2cm" svg:x="7.8cm" svg:y="4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2cm" svg:height="2.2cm" svg:x="7.4cm" svg:y="7.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2cm" svg:height="2.2cm" svg:x="6.6cm" svg:y="12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2.2cm" svg:height="2.2cm" svg:x="11.2cm" svg:y="7.2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2.2cm" svg:height="2.2cm" svg:x="16cm" svg:y="6.4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2.2cm" svg:height="2.2cm" svg:x="18.4cm" svg:y="11.6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2.2cm" svg:height="2.2cm" svg:x="22.8cm" svg:y="4.8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2.2cm" svg:height="2.2cm" svg:x="23.6cm" svg:y="12.6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2.2cm" svg:height="2.2cm" svg:x="27.8cm" svg:y="7.2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41cm" svg:height="1.458cm" svg:x="2cm" svg:y="18cm">
          <draw:text-box>
            <text:p text:style-name="P4">75р</text:p>
          </draw:text-box>
        </draw:frame>
        <draw:frame draw:style-name="gr3" draw:text-style-name="P5" draw:layer="layout" svg:width="2.141cm" svg:height="1.458cm" svg:x="11.4cm" svg:y="17.4cm">
          <draw:text-box>
            <text:p text:style-name="P4">75р</text:p>
          </draw:text-box>
        </draw:frame>
        <draw:frame draw:style-name="gr4" draw:text-style-name="P5" draw:layer="layout" svg:width="2.141cm" svg:height="1.458cm" svg:x="5.4cm" svg:y="18.1cm">
          <draw:text-box>
            <text:p text:style-name="P4">50р</text:p>
          </draw:text-box>
        </draw:frame>
        <draw:frame draw:style-name="gr3" draw:text-style-name="P5" draw:layer="layout" svg:width="2.767cm" svg:height="1.458cm" svg:x="8.2cm" svg:y="17.4cm">
          <draw:text-box>
            <text:p text:style-name="P4">270р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2s" smil:fill="hold" smil:targetElement="id1" smil:attributeName="visibility" smil:to="visible"/>
                  <anim:transitionFilter smil:dur="0.1s" smil:targetElement="id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292cm" svg:height="10.386cm" svg:x="4.352cm" svg:y="3.104cm" draw:page-number="1" presentation:class="page"/>
          <draw:frame presentation:style-name="pr1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268D25BB2BDAC56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8T20:40:26.290964697</meta:creation-date>
    <meta:editing-duration>PT12M50S</meta:editing-duration>
    <meta:editing-cycles>9</meta:editing-cycles>
    <meta:generator>LibreOffice/6.2.8.2$Linux_X86_64 LibreOffice_project/20$Build-2</meta:generator>
    <dc:title>Vivid</dc:title>
    <dc:date>2020-12-18T21:34:01.128566928</dc:date>
    <meta:document-statistic meta:object-count="57"/>
  </office:meta>
</office:document-meta>
</file>